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enrico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185">
            <text:p>1185</text:p>
          </table:table-cell>
          <table:table-cell table:style-name="ce22" office:value-type="float" office:value="427">
            <text:p>42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94">
            <text:p>9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317">
            <text:p>1317</text:p>
          </table:table-cell>
          <table:table-cell table:style-name="ce22" office:value-type="float" office:value="451">
            <text:p>45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81">
            <text:p>8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295">
            <text:p>4295</text:p>
          </table:table-cell>
          <table:table-cell table:style-name="ce22" office:value-type="float" office:value="1303">
            <text:p>130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62">
            <text:p>26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94">
            <text:p>89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83">
            <text:p>883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106">
            <text:p>10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1">
            <text:p>72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122">
            <text:p>12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385">
            <text:p>4385</text:p>
          </table:table-cell>
          <table:table-cell table:style-name="ce22" office:value-type="float" office:value="405">
            <text:p>40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736">
            <text:p>6736</text:p>
          </table:table-cell>
          <table:table-cell table:style-name="ce22" office:value-type="float" office:value="1714">
            <text:p>171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031">
            <text:p>11031</text:p>
          </table:table-cell>
          <table:table-cell table:style-name="ce22" office:value-type="float" office:value="3017">
            <text:p>301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